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ＭＳ ゴシック" svg:font-family="'ＭＳ 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T1" style:family="text">
      <style:text-properties style:font-name-asian="ＭＳ ゴシック"/>
    </style:style>
    <style:style style:name="T2" style:family="text">
      <style:text-properties style:font-name-asian="ＭＳ ゴシック"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私的紹介</text:span></text:p>
      <text:p text:style-name="P1"><text:span text:style-name="T1"/></text:p>
      <text:p text:style-name="Standard"><text:span text:style-name="T2">　ゴーストリコンの新作が2012年の夏に出るということで、結構長いこと楽しみにしていました。今度は近未来兵器も多く、なんか複雑で難しくならないだろうか、よく分からない展開にならないだろうかという心配もありました。ゴーストリコンは携帯機でも出ていました、今作はアドバンスウォーファイター２が2007年だったから、実に５年ぶりの新作です。ショートドラマも特典でダウンロードできるということでとても期待していました。</text:span></text:p>
      <text:p text:style-name="P1"><text:span text:style-name="T1">　今作は、アドバンスウォーファイターから引き続きCPU３人を含めた4人で作戦行動にあたります。今作は今まで通り、隠れながらの銃撃戦もメインになっていますが、どちらかというと隠れながら任務を遂行するスタイルが前面に出たゲームです。もちろん、見つかればいつもの銃撃戦になりますが、ドローンで敵を確認したり、うまくチームに指示を出し、敵を暗殺していけば、安全に進めることができます。ドローンでマップを俯瞰できますので、どの順番やタイミングで、敵を攻撃していけば良いのかなど、慣れてくるとまるでパズルを考えるかのような面白さがあります。もちろん、面倒なら正面から敵に挑むのもありです。終盤、見つかってはいけないステージもありますが。逆にどうしても戦わなければいけないイベントもたくさんあります。</text:span></text:p>
      <text:p text:style-name="P1"><text:span text:style-name="T1">　キャラクターの操作なども、前作より改善され、スムーズに多くの動作をできるようになりました。今作で重要な自分がステルス状態になれることで、走ったり、銃を撃つと解除されてしまうので、ステルス状態を維持できているかが重要です。なので、ドローンを動かしたり、仲間に指示を出したり、自分で戦ったり、若干操作が複雑ですが、やりごたえがあります。</text:span></text:p>
      <text:p text:style-name="P1"><text:span text:style-name="T1"/></text:p>
      <text:p text:style-name="P1"><text:span text:style-name="T1"/></text:p>
      <text:p text:style-name="P1"><text:span text:style-name="T1">序盤の展開</text:span></text:p>
      <text:p text:style-name="P1"><text:span text:style-name="T1">　今作はレイブンズロックというロシア系のテロリストととの戦いです。車に乗って移動していたらと思ったら、いきなり襲撃され、仲間が殺される。さあ、戦闘だと思うように、よくある展開ですが、実は殺された敵側の人間で、それをやったのはゴーストだと言うさらに熱い展開です。しかし、この後、敵の罠にはめられて、部隊が全滅する様はまさかと思いました。しかも、ゴーストリコン２あたりからずっといる名脇役のジョー・ラミレスたちの戦死から物語が始まります。彼だけは崖につかまり、なんとか助かるのでは無いかと思いましたが、炎が手にうつり、崖下へ。しかし、舞台は2030年です。ラミレスは、かなり年を取っているのに現役とはさすがな最期でした。こういう現場主義の人間が、現場に殉じると心に響くものがあります。結構、幸先の良くないはじまりに思えました。</text:span></text:p>
      <text:p text:style-name="P1"><text:span text:style-name="T1"/></text:p>
      <text:p text:style-name="P1"><text:span text:style-name="T1">今回のゴースト部隊とテロリストたち</text:span></text:p>
      <text:p text:style-name="P1"><text:span text:style-name="T1">　アドバンスウォーファイターは、ミッチェル大尉が無骨な軍人そのものだったので、非常に硬派なストーリーでしたが、今作はちょっとアメリカお得意の皮肉まみれのジョークが全編を通して、多いので、ちょっと緊張感が無くなってきた印象です。それだけ隊員同士の掛け合いも多いので、楽しいところでもありますが・・・。海軍で悪態をつくところは、理不尽で笑えます。</text:span></text:p>
      <text:p text:style-name="P1"><text:span text:style-name="T1">　今作はレイブンズロックとの死闘と銘打ってありますが、彼らはいわゆるバリバリの武闘派軍団ではなく、影で人を操る厄介なタイプのテロリストです。なかなかしっぽを出さないので、色々関係地帯で戦闘を繰り返し、情報を掴んでいくことになります。その過程が非常に長いのでプレイ中はやきもきさせられたが、終わってみるとこういう展開も良いのでは無いかと思います。まとめてレイブンズロック幹部7人を暗殺していくところは、</text:span><text:soft-page-break/><text:span text:style-name="T1">あっさりしています。彼らが今まで直接軍を指揮してというわけではないので、どうしても敵としては、小物に思えてしまいますが、最後の一人はかなりずる賢くて露骨で良いです。撃たれはしても、取り敢えず、捕まって、命あればあとはどうにでもできるという自信と態度は如何にも悪役です。線路に横たわる彼に、手を出すなという命令を受けて、何もせず電車に轢かせるという最期も、如何にもこのメンバーならやりそうだなと最後の一番緊迫した場面も少しギャグ調です。結構、今作はこういうノリが多く、隊員の恣意的な判断が目立ちますが、これが魅力でしょう。アフリカなどでは、悪人に殺されようとしている村人は助けるが、村人に殺されようとしている悪人は助けない。勧善懲悪が基本だけど、ちょっと皮肉も効いている塩梅が良い出来です。</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ＭＳ ゴシック" svg:font-family="'ＭＳ 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6M40S</meta:editing-duration>
    <meta:editing-cycles>16</meta:editing-cycles>
    <meta:generator>OpenOffice/4.0.1$Win32 OpenOffice.org_project/401m5$Build-9714</meta:generator>
    <dc:date>2014-02-01T14:23:25.68</dc:date>
    <dc:creator>iida daiki</dc:creator>
    <meta:document-statistic meta:table-count="0" meta:image-count="0" meta:object-count="0" meta:page-count="2" meta:paragraph-count="9" meta:word-count="1800" meta:character-count="1817"/>
    <meta:user-defined meta:name="Info 1"/>
    <meta:user-defined meta:name="Info 2"/>
    <meta:user-defined meta:name="Info 3"/>
    <meta:user-defined meta:name="Info 4"/>
  </office:meta>
</office:document-meta>
</file>